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c84f" officeooo:paragraph-rsid="000ac84f"/>
    </style:style>
    <style:style style:name="P2" style:family="paragraph" style:parent-style-name="Standard">
      <style:text-properties fo:font-weight="bold" officeooo:rsid="000ac84f" officeooo:paragraph-rsid="000ac84f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officeooo:rsid="000e0142" officeooo:paragraph-rsid="000e0142"/>
    </style:style>
    <style:style style:name="P4" style:family="paragraph" style:parent-style-name="Standard" style:list-style-name="L1">
      <style:text-properties officeooo:rsid="000ac84f" officeooo:paragraph-rsid="000ac84f"/>
    </style:style>
    <style:style style:name="P5" style:family="paragraph" style:parent-style-name="Standard" style:list-style-name="L2">
      <style:text-properties officeooo:rsid="000ac84f" officeooo:paragraph-rsid="000ac84f"/>
    </style:style>
    <style:style style:name="P6" style:family="paragraph" style:parent-style-name="Standard" style:list-style-name="L1">
      <style:text-properties officeooo:rsid="000ad07b" officeooo:paragraph-rsid="000ad07b"/>
    </style:style>
    <style:style style:name="T1" style:family="text">
      <style:text-properties officeooo:rsid="000e0142"/>
    </style:style>
    <style:style style:name="T2" style:family="text">
      <style:text-properties officeooo:rsid="000f65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RS - <text:span text:style-name="T1">21</text:span></text:p>
      <text:p text:style-name="P1"/>
      <text:p text:style-name="P1"/>
      <text:p text:style-name="P1">Hjälps åt i gruppen att skapa ett repository på GitHub. Se till att alla i gruppen kommer åt det. Spara ALL dokumentation på GitHub, dvs kod, UML-diagram, utkast, textdokument, mm. Använd förslagsvis UMLet om ni vill skapa UML-diagram. Officeprogrammen är lämpliga för övrig dokumentation där vanlig text och eventuellt bild används. </text:p>
      <text:list xml:id="list4268775953" text:style-name="L1">
        <text:list-header>
          <text:p text:style-name="P4"/>
          <text:p text:style-name="P4"/>
        </text:list-header>
        <text:list-item>
          <text:p text:style-name="P4">Typer av användare: Spelare, <text:span text:style-name="T2">Givare</text:span></text:p>
        </text:list-item>
        <text:list-item>
          <text:p text:style-name="P6">Interaktioner mellan användare och systemet: </text:p>
        </text:list-item>
        <text:list-item>
          <text:p text:style-name="P4">Avgränsningar: Objektorienterat skrivet i C# och med Visual Studio.</text:p>
        </text:list-item>
        <text:list-item>
          <text:p text:style-name="P4">❖ Värden: o Äss har valfritt värdet 1 eller 14 o Klädda korten har sitt vanliga värde (knekt värdet 11, dam 12 och kung 13) o Sifferkort har sitt vanliga värde</text:p>
        </text:list-item>
      </text:list>
      <text:p text:style-name="P1"/>
      <text:p text:style-name="P1">Funktionella krav</text:p>
      <text:p text:style-name="P1"/>
      <text:list xml:id="list1686090771" text:style-name="L2">
        <text:list-item>
          <text:p text:style-name="P5">Kortlek: 52 kort </text:p>
        </text:list-item>
      </text:list>
      <text:list xml:id="list93160151411448" text:continue-list="list4268775953" text:style-name="L1">
        <text:list-item>
          <text:p text:style-name="P4">Given ger ett kort till den förste spelaren. Denne satsar ett antal av sina poäng. </text:p>
        </text:list-item>
        <text:list-item>
          <text:p text:style-name="P4">Given delar sedan ut ett kort till.</text:p>
        </text:list-item>
        <text:list-item>
          <text:p text:style-name="P4">Om spelarens båda kort har värdet 21 får han tillbaka sin insats och lika mycket till.</text:p>
        </text:list-item>
        <text:list-item>
          <text:p text:style-name="P4">Har han fått mer än 21 så tillfaller insatsen given.</text:p>
        </text:list-item>
        <text:list-item>
          <text:p text:style-name="P4">Har han fått mindre än 21 kan han anse sig nöjd med vad han fått eller begära in fler kort. Har han efter 5 kort fortfarande mindre än 21 så får han ändå tillbaka insatsen och lika mycket till från given. Om spelaren anser sig nöjd skall given spela mot honom.</text:p>
        </text:list-item>
        <text:list-item>
          <text:p text:style-name="P4">Given tar då upp kort ett efter ett och lägger dem med framsidan upp på bordet.</text:p>
        </text:list-item>
        <text:list-item>
          <text:p text:style-name="P4">Blir resultatet 21, får given insatsen.</text:p>
        </text:list-item>
        <text:list-item>
          <text:p text:style-name="P4">Blir resultatet över 21 förlorar given insatsen och lika mycket till. </text:p>
        </text:list-item>
        <text:list-item>
          <text:p text:style-name="P4">Stannar given på ett resultat under 21 jämförs givens hand med spelarens. </text:p>
        </text:list-item>
        <text:list-item>
          <text:p text:style-name="P4">Är spelarens hand högst, då får han insatsen och lika mycket till av given, men annars tillfaller insatsen given. </text:p>
        </text:list-item>
        <text:list-item>
          <text:p text:style-name="P4">Antal spelare: 2 - 10 deltagare 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0142" officeooo:paragraph-rsid="000e01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2021-02-2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09:44:39.865000000</meta:creation-date>
    <dc:date>2021-02-25T09:31:56.177000000</dc:date>
    <meta:editing-duration>PT3H36M12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2" meta:word-count="297" meta:character-count="1634" meta:non-whitespace-character-count="1367"/>
  </office:meta>
</office:document-meta>
</file>